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normal" style:font-weight-asian="normal" style:font-weight-complex="normal"/>
    </style:style>
    <style:style style:name="P9" style:family="paragraph" style:parent-style-name="Standard">
      <style:text-properties style:font-name="Arial" officeooo:paragraph-rsid="0002ec9e"/>
    </style:style>
    <style:style style:name="P10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2" style:family="paragraph">
      <style:paragraph-properties fo:margin-left="0cm" fo:margin-right="0cm" fo:text-indent="0cm" style:writing-mode="lr-tb">
        <style:tab-stops/>
      </style:paragraph-properties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ec9e"/>
    </style:style>
    <style:style style:name="T3" style:family="text">
      <style:text-properties officeooo:rsid="00060c84"/>
    </style:style>
    <style:style style:name="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oice</text:p>
      <text:p text:style-name="P2"/>
      <text:p text:style-name="P6">~company::name~</text:p>
      <text:p text:style-name="P6">~company::address1~</text:p>
      <text:p text:style-name="P6">~company::city~ ~company::prov~ ~company::prov~</text:p>
      <text:p text:style-name="P6">Phone: ~company::phone~</text:p>
      <text:p text:style-name="P2"/>
      <text:p text:style-name="P2">~client::company~</text:p>
      <text:p text:style-name="P2">~client::name~</text:p>
      <text:p text:style-name="P2">~client::city~ ~client::prov~ ~client::postalcode~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Desc</text:p>
          </table:table-cell>
          <table:table-cell table:style-name="Table1.A1" office:value-type="string">
            <text:p text:style-name="P11">Cost</text:p>
          </table:table-cell>
          <table:table-cell table:style-name="Table1.A1" office:value-type="string">
            <text:p text:style-name="P11">Quantity</text:p>
          </table:table-cell>
          <table:table-cell table:style-name="Table1.D1" office:value-type="string">
            <text:p text:style-name="P11">Total</text:p>
          </table:table-cell>
        </table:table-row>
        <table:table-row>
          <table:table-cell table:style-name="Table1.A2" office:value-type="string">
            <text:p text:style-name="P8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10">~product::total~</text:p>
          </table:table-cell>
        </table:table-row>
      </table:table>
      <text:p text:style-name="P2"/>
      <text:p text:style-name="P2">~if|paid~</text:p>
      <text:p text:style-name="P2">PAID <text:s text:c="4"/><text:span text:style-name="T1">~paid::date~</text:span></text:p>
      <text:p text:style-name="P2">~endif|paid~</text:p>
      <text:p text:style-name="P2">~if|notpaid~</text:p>
      <text:p text:style-name="P5">Payment Due Date: <text:s text:c="4"/>~payment::due~</text:p>
      <text:p text:style-name="P2">~endif|notpaid~</text:p>
      <text:p text:style-name="P9"><text:span text:style-name="T2"/></text:p>
      <text:p text:style-name="P9"><text:span text:style-name="T2">~html|notes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>
      <style:paragraph-properties fo:margin-left="0cm" fo:margin-right="0cm" fo:text-indent="0cm" style:writing-mode="lr-tb">
        <style:tab-stops/>
      </style:paragraph-properties>
    </style:style>
    <style:style style:name="M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~fw|paid~" draw:style-name="Mgr1" draw:text-style-name="MP3" svg:width="20.744cm" svg:height="7.804cm" draw:transform="rotate (0.7853981633973) translate (0.947277777777778cm 16.5011805555556cm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/style:header>
      <style:footer>
        <text:p text:style-name="MP4">~company::name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3-05T17:28:33</dc:date>
    <dc:creator>Brian Kulyk</dc:creator>
    <meta:editing-duration>PT25H55M20S</meta:editing-duration>
    <meta:editing-cycles>18</meta:editing-cycles>
    <meta:generator>OpenOffice.org/3.2$Unix OpenOffice.org_project/320m19$Build-9505</meta:generator>
    <dc:title>Sample Invoice</dc:title>
    <meta:document-statistic meta:table-count="1" meta:image-count="0" meta:object-count="0" meta:page-count="1" meta:paragraph-count="24" meta:word-count="33" meta:character-count="415"/>
  </office:meta>
</office:document-meta>
</file>